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Jahodová holčička</text:span> <text:s/>(Dáda Patrasová)</text:p>
      <text:p text:style-name="P1"/>
      <text:p text:style-name="P1">U maminky v bříšku, v teplounkém pelíšku </text:p>
      <text:p text:style-name="P1">to vám bylo príma. </text:p>
      <text:p text:style-name="P1">Papala jsem všecko, co má rádo děcko.</text:p>
      <text:p text:style-name="P1">Mamku trápí rýma. (Hepšík)<text:line-break/>Copak bude k papaní? Piškot, jogurt, ryba?<text:line-break/>Hrůzu mi zas nahání tvá dietní chyba.<text:line-break/>Největší mám pohodu, když mi čerstvou jahodu </text:p>
      <text:p text:style-name="P1">moje maminko dáš. </text:p>
      <text:p text:style-name="P1"/>
      <text:p text:style-name="P1">Jsem totiž jahodová, holčička jahodová.</text:p>
      <text:p text:style-name="P1">Nejradši ze všeho já jahody mám.</text:p>
      <text:p text:style-name="P1">Jsem totiž jahodová, holčička jahodová.</text:p>
      <text:p text:style-name="P1">Nejradši ze všeho já jahody mám.</text:p>
      <text:p text:style-name="P1"/>
      <text:p text:style-name="P1">Mami, haló, halí, co se to sem valí?<text:line-break/>Knedlíky já nechci. (Brrr)<text:line-break/>No tohle je nářez, šlehačku už nejez!</text:p>
      <text:p text:style-name="P1">Mám si nechat kecy.<text:line-break/>Mamince se dělá zle a už se mnou utíká!<text:line-break/>Zelí, bonbon, ble ble ble... Kampak, to se neříká.<text:line-break/>Největší mám pohodu, když mi čerstvou jahodu </text:p>
      <text:p text:style-name="P1">moje maminko dáš.</text:p>
      <text:p text:style-name="P1"/>
      <text:p text:style-name="P1">Jsem totiž jahodová, holčička jahodová.</text:p>
      <text:p text:style-name="P1">Nejradši ze všeho já jahody mám.</text:p>
      <text:p text:style-name="P1">Jsem totiž jahodová, holčička jahodová.</text:p>
      <text:p text:style-name="P1">Nejradši ze všeho já jahody mám.</text:p>
      <text:p text:style-name="P1"/>
      <text:p text:style-name="P1">Dnes nastal ten, den musím z bříška ven!<text:line-break/>Už aby to bylo. (Jůů)</text:p>
      <text:p text:style-name="P1">Rozhlédnu se kolem a pak jako golem </text:p>
      <text:p text:style-name="P1">zařvu, co mi milo.<text:line-break/>Mé největší hobby budou plenky bobby,</text:p>
      <text:p text:style-name="P1">mé maminky mlíčko a pak jahody!</text:p>
      <text:p text:style-name="P1"/>
      <text:p text:style-name="P1">Jsem totiž jahodová, holčička jahodová.</text:p>
      <text:p text:style-name="P1">Nejradši ze všeho já jahody mám.</text:p>
      <text:p text:style-name="P1">Jsem totiž jahodová, holčička jahodová.</text:p>
      <text:p text:style-name="P1">Nejradši ze všeho já jahody mám.</text:p>
      <text:p text:style-name="P1">Jsem totiž jahodová, holčička jahodová.</text:p>
      <text:p text:style-name="P1">Nejradši ze všeho já jahody mám.</text:p>
      <text:p text:style-name="P1">Jsem totiž jahodová, holčička jahodová.</text:p>
      <text:p text:style-name="P1">Nejradši ze všeho já jahody mám.</text:p>
      <text:p text:style-name="P1"/>
      <text:p text:style-name="P1">Mňam!</text:p>
      <text:p text:style-name="P1"/>
      <text:p text:style-name="P1"><text:a xlink:type="simple" xlink:href="https://www.youtube.com/watch?v=kd-7rFYojCo" text:style-name="Internet_20_link" text:visited-style-name="Visited_20_Internet_20_Link">https://www.youtube.com/watch?v=kd-7rFYojCo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sa Štenglová</meta:initial-creator>
    <meta:creation-date>2020-05-01T15:41:25.72</meta:creation-date>
    <meta:document-statistic meta:table-count="0" meta:image-count="0" meta:object-count="0" meta:page-count="1" meta:paragraph-count="31" meta:word-count="227" meta:character-count="1378"/>
    <dc:date>2020-05-01T16:21:55.20</dc:date>
    <dc:creator>Denisa Štenglová</dc:creator>
    <meta:editing-duration>PT9M17S</meta:editing-duration>
    <meta:editing-cycles>1</meta:editing-cycles>
    <meta:generator>OpenOffice/4.1.5$Win32 OpenOffice.org_project/415m1$Build-9789</meta:generator>
  </office:meta>
</office:document-meta>
</file>